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25-02-0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308" calcext:value-type="float">
            <text:p>146.5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24-02-07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09968" calcext:value-type="float">
            <text:p>146.8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23-02-0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5752" calcext:value-type="float">
            <text:p>146.6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22-02-09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6536" calcext:value-type="float">
            <text:p>148.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21-02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3536" calcext:value-type="float">
            <text:p>147.1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20-02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7608" calcext:value-type="float">
            <text:p>146.9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9-02-0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17944" calcext:value-type="float">
            <text:p>146.6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8-02-0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2112" calcext:value-type="float">
            <text:p>146.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7-02-0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0328" calcext:value-type="float">
            <text:p>145.8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6-02-1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9628" calcext:value-type="float">
            <text:p>145.4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5-02-0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7584" calcext:value-type="float">
            <text:p>143.7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4-02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35632" calcext:value-type="float">
            <text:p>141.8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3-02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1-02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7272" calcext:value-type="float">
            <text:p>139.7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2010-03-06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144" calcext:value-type="float">
            <text:p>141.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94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7832" calcext:value-type="float">
            <text:p>128.9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92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5008" calcext:value-type="float">
            <text:p>126.1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88-03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9208" calcext:value-type="float">
            <text:p>121.6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87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86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024" calcext:value-type="float">
            <text:p>120.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9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5568" calcext:value-type="float">
            <text:p>100.1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5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5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5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4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3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2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2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1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1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1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7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69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6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69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68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68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68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68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20</text:p>
          </table:table-cell>
          <table:table-cell office:value-type="string" calcext:value-type="string">
            <text:p>03N/28E-28CAB</text:p>
          </table:table-cell>
          <table:table-cell office:value-type="string" calcext:value-type="string">
            <text:p>196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